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Standard" style:list-style-name="L1"/>
    <style:style style:name="P37" style:family="paragraph" style:parent-style-name="Standard" style:list-style-name="L1"/>
    <style:style style:name="P38" style:family="paragraph" style:parent-style-name="Standard" style:list-style-name="L1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1"/>
    <style:style style:name="P43" style:family="paragraph" style:parent-style-name="Standard" style:list-style-name="L1"/>
    <style:style style:name="P44" style:family="paragraph" style:parent-style-name="Standard" style:list-style-name="L1"/>
    <style:style style:name="P45" style:family="paragraph" style:parent-style-name="Standard" style:list-style-name="L1"/>
    <style:style style:name="P46" style:family="paragraph" style:parent-style-name="Standard" style:list-style-name="L1"/>
    <style:style style:name="P47" style:family="paragraph" style:parent-style-name="Standard" style:list-style-name="L1"/>
    <style:style style:name="P48" style:family="paragraph" style:parent-style-name="Standard" style:list-style-name="L1"/>
    <style:style style:name="P49" style:family="paragraph" style:parent-style-name="Standard" style:list-style-name="L1"/>
    <style:style style:name="P50" style:family="paragraph" style:parent-style-name="Standard" style:list-style-name="L1"/>
    <style:style style:name="P51" style:family="paragraph" style:parent-style-name="Standard" style:list-style-name="L1"/>
    <style:style style:name="P52" style:family="paragraph" style:parent-style-name="Standard" style:list-style-name="L1"/>
    <style:style style:name="P53" style:family="paragraph" style:parent-style-name="Standard" style:list-style-name="L1"/>
    <style:style style:name="P54" style:family="paragraph" style:parent-style-name="Standard" style:list-style-name="L1"/>
    <style:style style:name="P55" style:family="paragraph" style:parent-style-name="Standard" style:list-style-name="L1"/>
    <style:style style:name="P56" style:family="paragraph" style:parent-style-name="Standard" style:list-style-name="L1"/>
    <style:style style:name="P57" style:family="paragraph" style:parent-style-name="Standard" style:list-style-name="L1"/>
    <style:style style:name="P58" style:family="paragraph" style:parent-style-name="Standard" style:list-style-name="L1"/>
    <style:style style:name="P59" style:family="paragraph" style:parent-style-name="Standard" style:list-style-name="L1"/>
    <style:style style:name="P60" style:family="paragraph" style:parent-style-name="Standard" style:list-style-name="L1"/>
    <style:style style:name="P61" style:family="paragraph" style:parent-style-name="Standard" style:list-style-name="L1"/>
    <style:style style:name="P62" style:family="paragraph" style:parent-style-name="Standard" style:list-style-name="L1"/>
    <style:style style:name="P63" style:family="paragraph" style:parent-style-name="Standard" style:list-style-name="L1"/>
    <style:style style:name="P64" style:family="paragraph" style:parent-style-name="Standard" style:list-style-name="L1"/>
    <style:style style:name="P65" style:family="paragraph" style:parent-style-name="Standard" style:list-style-name="L1"/>
    <style:style style:name="P66" style:family="paragraph" style:parent-style-name="Standard" style:list-style-name="L1"/>
    <style:style style:name="P67" style:family="paragraph" style:parent-style-name="Standard" style:list-style-name="L1"/>
    <style:style style:name="P68" style:family="paragraph" style:parent-style-name="Standard" style:list-style-name="L1"/>
    <style:style style:name="P69" style:family="paragraph" style:parent-style-name="Standard" style:list-style-name="L1"/>
    <style:style style:name="P70" style:family="paragraph" style:parent-style-name="Standard" style:list-style-name="L1"/>
    <style:style style:name="P71" style:family="paragraph" style:parent-style-name="Standard" style:list-style-name="L1"/>
    <style:style style:name="P72" style:family="paragraph" style:parent-style-name="Standard" style:list-style-name="L1"/>
    <style:style style:name="P73" style:family="paragraph" style:parent-style-name="Standard" style:list-style-name="L1"/>
    <style:style style:name="P74" style:family="paragraph" style:parent-style-name="Standard" style:list-style-name="L1"/>
    <style:style style:name="P75" style:family="paragraph" style:parent-style-name="Standard" style:list-style-name="L1"/>
    <style:style style:name="P76" style:family="paragraph" style:parent-style-name="Standard" style:list-style-name="L1"/>
    <style:style style:name="P77" style:family="paragraph" style:parent-style-name="Standard" style:list-style-name="L1"/>
    <style:style style:name="P78" style:family="paragraph" style:parent-style-name="Standard" style:list-style-name="L1"/>
    <style:style style:name="P79" style:family="paragraph" style:parent-style-name="Standard" style:list-style-name="L1"/>
    <style:style style:name="P80" style:family="paragraph" style:parent-style-name="Standard" style:list-style-name="L1"/>
    <style:style style:name="P81" style:family="paragraph" style:parent-style-name="Standard" style:list-style-name="L1"/>
    <style:style style:name="P82" style:family="paragraph" style:parent-style-name="Standard" style:list-style-name="L1"/>
    <style:style style:name="P83" style:family="paragraph" style:parent-style-name="Standard" style:list-style-name="L1"/>
    <style:style style:name="P84" style:family="paragraph" style:parent-style-name="Standard" style:list-style-name="L1"/>
    <style:style style:name="P85" style:family="paragraph" style:parent-style-name="Standard" style:list-style-name="L1"/>
    <style:style style:name="P86" style:family="paragraph" style:parent-style-name="Standard" style:list-style-name="L1"/>
    <style:style style:name="P87" style:family="paragraph" style:parent-style-name="Standard" style:list-style-name="L1"/>
    <style:style style:name="P88" style:family="paragraph" style:parent-style-name="Standard" style:list-style-name="L1"/>
    <style:style style:name="P89" style:family="paragraph" style:parent-style-name="Standard" style:list-style-name="L1"/>
    <style:style style:name="P90" style:family="paragraph" style:parent-style-name="Standard" style:list-style-name="L1"/>
    <style:style style:name="P91" style:family="paragraph" style:parent-style-name="Standard" style:list-style-name="L1"/>
    <style:style style:name="P92" style:family="paragraph" style:parent-style-name="Standard" style:list-style-name="L1"/>
    <style:style style:name="P93" style:family="paragraph" style:parent-style-name="Standard" style:list-style-name="L1"/>
    <style:style style:name="P94" style:family="paragraph" style:parent-style-name="Standard" style:list-style-name="L1"/>
    <style:style style:name="P95" style:family="paragraph" style:parent-style-name="Standard" style:list-style-name="L1"/>
    <style:style style:name="P96" style:family="paragraph" style:parent-style-name="Standard" style:list-style-name="L1"/>
    <style:style style:name="P97" style:family="paragraph" style:parent-style-name="Standard" style:list-style-name="L1"/>
    <style:style style:name="P98" style:family="paragraph" style:parent-style-name="Standard" style:list-style-name="L1"/>
    <style:style style:name="P99" style:family="paragraph" style:parent-style-name="Standard" style:list-style-name="L1"/>
    <style:style style:name="P100" style:family="paragraph" style:parent-style-name="Standard" style:list-style-name="L1"/>
    <style:style style:name="P101" style:family="paragraph" style:parent-style-name="Standard" style:list-style-name="L1"/>
    <style:style style:name="P102" style:family="paragraph" style:parent-style-name="Standard" style:list-style-name="L1"/>
    <style:style style:name="P103" style:family="paragraph" style:parent-style-name="Standard" style:list-style-name="L1"/>
    <style:style style:name="P104" style:family="paragraph" style:parent-style-name="Standard" style:list-style-name="L1"/>
    <style:style style:name="P105" style:family="paragraph" style:parent-style-name="Standard" style:list-style-name="L1"/>
    <style:style style:name="P106" style:family="paragraph" style:parent-style-name="Standard" style:list-style-name="L1"/>
    <style:style style:name="P107" style:family="paragraph" style:parent-style-name="Standard" style:list-style-name="L1"/>
    <style:style style:name="P108" style:family="paragraph" style:parent-style-name="Standard" style:list-style-name="L1"/>
    <style:style style:name="P109" style:family="paragraph" style:parent-style-name="Standard" style:list-style-name="L1"/>
    <style:style style:name="P110" style:family="paragraph" style:parent-style-name="Standard" style:list-style-name="L1"/>
    <style:style style:name="P111" style:family="paragraph" style:parent-style-name="Standard" style:list-style-name="L1"/>
    <style:style style:name="P112" style:family="paragraph" style:parent-style-name="Standard" style:list-style-name="L1"/>
    <style:style style:name="P113" style:family="paragraph" style:parent-style-name="Standard" style:list-style-name="L1"/>
    <style:style style:name="P114" style:family="paragraph" style:parent-style-name="Standard" style:list-style-name="L1"/>
    <style:style style:name="P115" style:family="paragraph" style:parent-style-name="Standard" style:list-style-name="L1"/>
    <style:style style:name="P116" style:family="paragraph" style:parent-style-name="Standard" style:list-style-name="L1"/>
    <style:style style:name="P117" style:family="paragraph" style:parent-style-name="Standard" style:list-style-name="L1"/>
    <style:style style:name="P118" style:family="paragraph" style:parent-style-name="Standard" style:list-style-name="L1"/>
    <style:style style:name="P119" style:family="paragraph" style:parent-style-name="Standard" style:list-style-name="L1"/>
    <style:style style:name="P120" style:family="paragraph" style:parent-style-name="Standard" style:list-style-name="L1"/>
    <style:style style:name="P121" style:family="paragraph" style:parent-style-name="Standard" style:list-style-name="L1"/>
    <style:style style:name="P122" style:family="paragraph" style:parent-style-name="Standard" style:list-style-name="L1"/>
    <style:style style:name="P123" style:family="paragraph" style:parent-style-name="Standard" style:list-style-name="L1"/>
    <style:style style:name="P124" style:family="paragraph" style:parent-style-name="Standard" style:list-style-name="L1"/>
    <style:style style:name="P125" style:family="paragraph" style:parent-style-name="Standard" style:list-style-name="L1"/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style:font-size-asian="18pt" style:font-name-complex="Arial1" style:font-size-complex="18pt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3">Utilización de Software Libre a través de la capacitación y distribución</text:span><text:span text:style-name="T1">”, </text:span><text:span text:style-name="T2">“AIKUAA PORA”</text:span></text:p>
      <text:p text:style-name="Standard"/>
      <text:p text:style-name="P2">Contenido programático:</text:p>
      <text:p text:style-name="Standard"/>
      <text:list text:style-name="L1">
        <text:list-item>
          <text:p text:style-name="P3">Introducción al Software Libre</text:p>
          <text:list>
            <text:list-item>
              <text:p text:style-name="P3">Qué es el Software Libre?</text:p>
            </text:list-item>
            <text:list-item>
              <text:p text:style-name="P3">Historia</text:p>
            </text:list-item>
            <text:list-item>
              <text:p text:style-name="P3">Principios</text:p>
            </text:list-item>
            <text:list-item>
              <text:p text:style-name="P3">Ventajas/Desventajas</text:p>
            </text:list-item>
            <text:list-item>
              <text:p text:style-name="P3">Plataformas</text:p>
            </text:list-item>
            <text:list-item>
              <text:p text:style-name="P3">Licencias</text:p>
            </text:list-item>
            <text:list-item>
              <text:p text:style-name="P3">Cómo se desarrolla?</text:p>
            </text:list-item>
          </text:list>
        </text:list-item>
        <text:list-item>
          <text:p text:style-name="P3">Sistema operativo – Linux</text:p>
          <text:list>
            <text:list-item>
              <text:p text:style-name="P3">Qué es Linux?</text:p>
            </text:list-item>
            <text:list-item>
              <text:p text:style-name="P3">Historia</text:p>
            </text:list-item>
            <text:list-item>
              <text:p text:style-name="P3">Características</text:p>
            </text:list-item>
            <text:list-item>
              <text:p text:style-name="P3">Ventajas/Desventajas</text:p>
            </text:list-item>
            <text:list-item>
              <text:p text:style-name="P3">Plataformas</text:p>
            </text:list-item>
            <text:list-item>
              <text:p text:style-name="P3">Distribuciones</text:p>
            </text:list-item>
            <text:list-item>
              <text:p text:style-name="P3">Descarga</text:p>
            </text:list-item>
            <text:list-item>
              <text:p text:style-name="P3">Instalación/LiveCD</text:p>
              <text:list>
                <text:list-item>
                  <text:p text:style-name="P3">Qué es un LiveCD y para qué sirve?</text:p>
                </text:list-item>
                <text:list-item>
                  <text:p text:style-name="P3">Arranque desde el CD de instalación</text:p>
                </text:list-item>
                <text:list-item>
                  <text:p text:style-name="P3">Configuración del hardware del equipo</text:p>
                </text:list-item>
                <text:list-item>
                  <text:p text:style-name="P3">Particiones del disco duro</text:p>
                </text:list-item>
                <text:list-item>
                  <text:p text:style-name="P3">Selección de paquetes a instalar</text:p>
                </text:list-item>
                <text:list-item>
                  <text:p text:style-name="P3">Creación de usuario administrador (root)</text:p>
                </text:list-item>
                <text:list-item>
                  <text:p text:style-name="P3">Gestor de arranque</text:p>
                </text:list-item>
              </text:list>
            </text:list-item>
            <text:list-item>
              <text:p text:style-name="P3">Acceso al sistema</text:p>
            </text:list-item>
            <text:list-item>
              <text:p text:style-name="P3">Usuarios, Grupos y Permisos</text:p>
            </text:list-item>
            <text:list-item>
              <text:p text:style-name="P3">El ambiente de ventanas KDE</text:p>
              <text:list>
                <text:list-item>
                  <text:p text:style-name="P3">El escritorio</text:p>
                </text:list-item>
                <text:list-item>
                  <text:p text:style-name="P3">La barra de tareas</text:p>
                </text:list-item>
                <text:list-item>
                  <text:p text:style-name="P3">Los iconos de acceso</text:p>
                </text:list-item>
                <text:list-item>
                  <text:p text:style-name="P3">La bandeja del sistema</text:p>
                </text:list-item>
                <text:list-item>
                  <text:p text:style-name="P3">El reloj</text:p>
                </text:list-item>
                <text:list-item>
                  <text:p text:style-name="P3">Cómo añadir nuevos elementos al panel?</text:p>
                </text:list-item>
                <text:list-item>
                  <text:p text:style-name="P3">La búsqueda</text:p>
                </text:list-item>
                <text:list-item>
                  <text:p text:style-name="P3">La papelera</text:p>
                </text:list-item>
                <text:list-item>
                  <text:p text:style-name="P3">El administrador de archivos KDE</text:p>
                  <text:list>
                    <text:list-item>
                      <text:p text:style-name="P3">Directorios del sistema</text:p>
                    </text:list-item>
                    <text:list-item>
                      <text:p text:style-name="P3">Directorio personal</text:p>
                    </text:list-item>
                  </text:list>
                </text:list-item>
                <text:list-item>
                  <text:p text:style-name="P3">El centro de control KDE</text:p>
                  <text:list>
                    <text:list-item>
                      <text:p text:style-name="P3">Configuración de la pantalla</text:p>
                    </text:list-item>
                    <text:list-item>
                      <text:p text:style-name="P3">Configuración del ratón</text:p>
                    </text:list-item>
                    <text:list-item>
                      <text:p text:style-name="P3">Configuración del teclado</text:p>
                    </text:list-item>
                    <text:list-item>
                      <text:p text:style-name="P3">Configuración de apariencia y colores</text:p>
                    </text:list-item>
                  </text:list>
                </text:list-item>
                <text:list-item>
                  <text:p text:style-name="P3">Configuración de la impresora</text:p>
                </text:list-item>
              </text:list>
            </text:list-item>
          </text:list>
        </text:list-item>
        <text:list-item>
          <text:p text:style-name="P3">Aplicación Ofimática – OpenOffice</text:p>
          <text:list>
            <text:list-item>
              <text:p text:style-name="P3">Procesador de textos – OpenOffice Writer</text:p>
              <text:list>
                <text:list-item>
                  <text:p text:style-name="P3"><text:soft-page-break/>¿Que es y para qué sirve un procesador de textos?</text:p>
                </text:list-item>
                <text:list-item>
                  <text:p text:style-name="P3">Archivos de MS Word</text:p>
                </text:list-item>
                <text:list-item>
                  <text:p text:style-name="P3">Entorno</text:p>
                </text:list-item>
                <text:list-item>
                  <text:p text:style-name="P3">Personalizar Barras</text:p>
                </text:list-item>
                <text:list-item>
                  <text:p text:style-name="P3">Dar formato al texto</text:p>
                </text:list-item>
                <text:list-item>
                  <text:p text:style-name="P3">Copiar, pegar, cortar y mover un texto</text:p>
                </text:list-item>
                <text:list-item>
                  <text:p text:style-name="P3">Autocompletado de texto</text:p>
                </text:list-item>
                <text:list-item>
                  <text:p text:style-name="P3">Encabezados y pié de página</text:p>
                </text:list-item>
                <text:list-item>
                  <text:p text:style-name="P3">Columnas de texto</text:p>
                </text:list-item>
                <text:list-item>
                  <text:p text:style-name="P3">Hiperenlaces</text:p>
                </text:list-item>
                <text:list-item>
                  <text:p text:style-name="P3">Propiedades del documento</text:p>
                </text:list-item>
                <text:list-item>
                  <text:p text:style-name="P3">Numeración y viñetas</text:p>
                </text:list-item>
                <text:list-item>
                  <text:p text:style-name="P3">Impresión de documentos</text:p>
                </text:list-item>
                <text:list-item>
                  <text:p text:style-name="P3">Exportación de documentos a otros formatos</text:p>
                </text:list-item>
                <text:list-item>
                  <text:p text:style-name="P3">Corrección ortográfica y diccionarios de sinónimos e idiomas</text:p>
                </text:list-item>
                <text:list-item>
                  <text:p text:style-name="P3">Indices y tablas de contenido</text:p>
                </text:list-item>
                <text:list-item>
                  <text:p text:style-name="P3">Tablas</text:p>
                </text:list-item>
                <text:list-item>
                  <text:p text:style-name="P3">Imágenes, inserción y vinculación</text:p>
                </text:list-item>
                <text:list-item>
                  <text:p text:style-name="P3">Gráficos, creación y modificación</text:p>
                </text:list-item>
                <text:list-item>
                  <text:p text:style-name="P3">Editor de fórmulas matemáticas</text:p>
                </text:list-item>
                <text:list-item>
                  <text:p text:style-name="P3">Estilos de texto</text:p>
                </text:list-item>
                <text:list-item>
                  <text:p text:style-name="P3">Plantillas</text:p>
                </text:list-item>
                <text:list-item>
                  <text:p text:style-name="P3">Búsqueda y reemplazo de texto</text:p>
                </text:list-item>
              </text:list>
            </text:list-item>
            <text:list-item>
              <text:p text:style-name="P3">Hoja de cálculo – OpenOffice Calc</text:p>
              <text:list>
                <text:list-item>
                  <text:p text:style-name="P3">¿Que es y para qué sirve una hoja de calculo?</text:p>
                </text:list-item>
                <text:list-item>
                  <text:p text:style-name="P3">Archivos de MS Excel</text:p>
                </text:list-item>
                <text:list-item>
                  <text:p text:style-name="P3">Cargar, guardar, importar y exportar datos</text:p>
                </text:list-item>
                <text:list-item>
                  <text:p text:style-name="P3">Hojas de cálculo, edición y creación</text:p>
                </text:list-item>
                <text:list-item>
                  <text:p text:style-name="P3">Fórmulas y cálculos</text:p>
                </text:list-item>
                <text:list-item>
                  <text:p text:style-name="P3">Tipos de funciones y operadores</text:p>
                  <text:list>
                    <text:list-item>
                      <text:p text:style-name="P3">Predeterminadas</text:p>
                    </text:list-item>
                    <text:list-item>
                      <text:p text:style-name="P3">Definidas por el usuario</text:p>
                    </text:list-item>
                  </text:list>
                </text:list-item>
                <text:list-item>
                  <text:p text:style-name="P3">Formatos de celdas, columnas, filas</text:p>
                </text:list-item>
                <text:list-item>
                  <text:p text:style-name="P3">Gráficos</text:p>
                </text:list-item>
                <text:list-item>
                  <text:p text:style-name="P3">Filtrar y ordenar datos</text:p>
                </text:list-item>
                <text:list-item>
                  <text:p text:style-name="P3">Rango de datos</text:p>
                </text:list-item>
                <text:list-item>
                  <text:p text:style-name="P3">Piloto de datos</text:p>
                </text:list-item>
                <text:list-item>
                  <text:p text:style-name="P3">Protección de celdas</text:p>
                </text:list-item>
                <text:list-item>
                  <text:p text:style-name="P3">Consolidación de datos</text:p>
                </text:list-item>
                <text:list-item>
                  <text:p text:style-name="P3">Impresión de hojas de cálculo</text:p>
                </text:list-item>
              </text:list>
            </text:list-item>
            <text:list-item>
              <text:p text:style-name="P3">Presentaciones – OpenOffice Impress</text:p>
              <text:list>
                <text:list-item>
                  <text:p text:style-name="P3">¿Qué es y para qué sirve una presentación?</text:p>
                </text:list-item>
                <text:list-item>
                  <text:p text:style-name="P3">Archivos de MS PowerPoint</text:p>
                </text:list-item>
                <text:list-item>
                  <text:p text:style-name="P3">Crear una presentación</text:p>
                </text:list-item>
                <text:list-item>
                  <text:p text:style-name="P3">Diseñar una diapositiva</text:p>
                </text:list-item>
                <text:list-item>
                  <text:p text:style-name="P3">Cómo insertar objetos a una diapositiva</text:p>
                </text:list-item>
                <text:list-item>
                  <text:p text:style-name="P3">Insertar nuevas diapositivas</text:p>
                </text:list-item>
                <text:list-item>
                  <text:p text:style-name="P3">Diseño y estilo de las diapositivas</text:p>
                </text:list-item>
                <text:list-item>
                  <text:p text:style-name="P3">Ver la presentación de la diapositiva</text:p>
                </text:list-item>
                <text:list-item>
                  <text:p text:style-name="P3">Transiciones y tiempos en la animación</text:p>
                </text:list-item>
                <text:list-item>
                  <text:p text:style-name="P3">Insertar movimientos y efectos</text:p>
                </text:list-item>
                <text:list-item>
                  <text:p text:style-name="P3">La interactividad y la navegación</text:p>
                </text:list-item>
                <text:list-item>
                  <text:p text:style-name="P3"><text:soft-page-break/>Ensayo de intervalos entre diapositivas</text:p>
                </text:list-item>
              </text:list>
            </text:list-item>
          </text:list>
        </text:list-item>
        <text:list-item>
          <text:p text:style-name="P3">Navegadores de Internet – Mozilla Firefox</text:p>
          <text:list>
            <text:list-item>
              <text:p text:style-name="P3">Navegar por Internet, la barra</text:p>
            </text:list-item>
            <text:list-item>
              <text:p text:style-name="P3">El concepto de pestañas</text:p>
            </text:list-item>
            <text:list-item>
              <text:p text:style-name="P3">Realizar búsquedas en Internet</text:p>
            </text:list-item>
            <text:list-item>
              <text:p text:style-name="P3">Realizar búsquedas en una página web</text:p>
            </text:list-item>
            <text:list-item>
              <text:p text:style-name="P3">Uso de los marcadores</text:p>
            </text:list-item>
            <text:list-item>
              <text:p text:style-name="P3">El historial de navegación</text:p>
            </text:list-item>
            <text:list-item>
              <text:p text:style-name="P3">Descarga de archivos</text:p>
            </text:list-item>
            <text:list-item>
              <text:p text:style-name="P3">Temas, complementos y plugins</text:p>
            </text:list-item>
            <text:list-item>
              <text:p text:style-name="P3">Configuración y actualizaciones</text:p>
            </text:list-item>
          </text:list>
        </text:list-item>
        <text:list-item>
          <text:p text:style-name="P3">Clientes de correo – Mozilla Thunderbird</text:p>
          <text:list>
            <text:list-item>
              <text:p text:style-name="P3">Configuración de una cuenta de correo</text:p>
            </text:list-item>
            <text:list-item>
              <text:p text:style-name="P3">Crear y enviar mensajes de correo</text:p>
            </text:list-item>
            <text:list-item>
              <text:p text:style-name="P3">Responder y/o reenviar mensajes de correo</text:p>
            </text:list-item>
            <text:list-item>
              <text:p text:style-name="P3">Recibir y leer mensajes de correo</text:p>
            </text:list-item>
            <text:list-item>
              <text:p text:style-name="P3">Clasificación de mensajes de correos en carpetas</text:p>
            </text:list-item>
            <text:list-item>
              <text:p text:style-name="P3">Guardar e imprimir mensajes de correo</text:p>
            </text:list-item>
            <text:list-item>
              <text:p text:style-name="P3">Libreta de direcciones</text:p>
            </text:list-item>
            <text:list-item>
              <text:p text:style-name="P3">Configuración y actualizaciones</text:p>
            </text:list-item>
          </text:list>
        </text:list-item>
        <text:list-item>
          <text:p text:style-name="P3">Otros utilitarios</text:p>
          <text:list>
            <text:list-item>
              <text:p text:style-name="P3">Visualización y creación de archivos PDF</text:p>
            </text:list-item>
            <text:list-item>
              <text:p text:style-name="P3">Mensajería Instantánea</text:p>
            </text:list-item>
            <text:list-item>
              <text:p text:style-name="P3">Reproductores de audio y video</text:p>
            </text:list-item>
            <text:list-item>
              <text:p text:style-name="P3">Herramientas para grabación de CDs y DVD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8T10:19:31</meta:creation-date>
    <dc:creator>Germán Hüttemann Arza</dc:creator>
    <dc:date>2008-01-28T19:14:32</dc:date>
    <meta:editing-cycles>73</meta:editing-cycles>
    <meta:editing-duration>PT1H5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25" meta:word-count="501" meta:character-count="3335"/>
  </office:meta>
</office:document-meta>
</file>